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normal" officeooo:rsid="00645fe3" officeooo:paragraph-rsid="001958ba" style:font-size-asian="12pt" style:font-weight-asian="normal" style:font-size-complex="12pt" style:font-weight-complex="normal"/>
    </style:style>
    <style:style style:name="P2" style:family="paragraph" style:parent-style-name="Standard">
      <style:text-properties fo:font-size="12pt" fo:font-weight="normal" officeooo:rsid="0023f23d" officeooo:paragraph-rsid="001958ba" style:font-size-asian="12pt" style:font-weight-asian="normal" style:font-size-complex="12pt" style:font-weight-complex="normal"/>
    </style:style>
    <style:style style:name="P3" style:family="paragraph" style:parent-style-name="Standard">
      <style:text-properties fo:font-size="12pt" fo:font-weight="normal" officeooo:rsid="005afc1d" officeooo:paragraph-rsid="001958ba" style:font-size-asian="12pt" style:font-weight-asian="normal" style:font-size-complex="12pt" style:font-weight-complex="normal"/>
    </style:style>
    <style:style style:name="P4" style:family="paragraph" style:parent-style-name="Standard">
      <style:text-properties fo:font-size="12pt" fo:font-weight="normal" officeooo:rsid="00617263" officeooo:paragraph-rsid="001958ba" style:font-size-asian="12pt" style:font-weight-asian="normal" style:font-size-complex="12pt" style:font-weight-complex="normal"/>
    </style:style>
    <style:style style:name="P5" style:family="paragraph" style:parent-style-name="Standard">
      <style:text-properties fo:font-size="12pt" fo:font-weight="normal" officeooo:rsid="003acf50" officeooo:paragraph-rsid="001958ba" style:font-size-asian="12pt" style:font-weight-asian="normal" style:font-size-complex="12pt" style:font-weight-complex="normal"/>
    </style:style>
    <style:style style:name="P6" style:family="paragraph" style:parent-style-name="Standard">
      <style:text-properties style:font-name="Liberation Mono" fo:font-size="10pt" fo:font-weight="normal" officeooo:rsid="0027c9e6" officeooo:paragraph-rsid="001958ba" style:font-size-asian="10pt" style:font-weight-asian="normal" style:font-size-complex="10pt" style:font-weight-complex="normal"/>
    </style:style>
    <style:style style:name="P7" style:family="paragraph" style:parent-style-name="Standard">
      <style:text-properties style:font-name="Liberation Mono" fo:font-size="10pt" fo:font-weight="normal" officeooo:rsid="00391de6" officeooo:paragraph-rsid="001958ba" style:font-size-asian="10pt" style:font-weight-asian="normal" style:font-size-complex="10pt" style:font-weight-complex="normal"/>
    </style:style>
    <style:style style:name="P8" style:family="paragraph" style:parent-style-name="Footnote">
      <style:text-properties officeooo:rsid="00654ae2" officeooo:paragraph-rsid="00654ae2"/>
    </style:style>
    <style:style style:name="P9" style:family="paragraph" style:parent-style-name="Footnote">
      <style:text-properties officeooo:rsid="001a4896" officeooo:paragraph-rsid="001a4896"/>
    </style:style>
    <style:style style:name="P10" style:family="paragraph" style:parent-style-name="Footnote">
      <style:text-properties officeooo:rsid="001bf75b" officeooo:paragraph-rsid="001bf75b"/>
    </style:style>
    <style:style style:name="P11" style:family="paragraph" style:parent-style-name="Footnote">
      <style:text-properties officeooo:rsid="0020f16a" officeooo:paragraph-rsid="0020f16a"/>
    </style:style>
    <style:style style:name="P12" style:family="paragraph" style:parent-style-name="Footnote">
      <style:text-properties officeooo:rsid="00236cfc" officeooo:paragraph-rsid="00236cfc"/>
    </style:style>
    <style:style style:name="P13" style:family="paragraph" style:parent-style-name="Footnote">
      <style:text-properties officeooo:rsid="00238496" officeooo:paragraph-rsid="00238496"/>
    </style:style>
    <style:style style:name="P14"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4896" officeooo:paragraph-rsid="001a4896" style:font-size-asian="12pt" style:font-weight-asian="normal" style:font-size-complex="12pt"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d3b0" officeooo:paragraph-rsid="001ad3b0" style:font-size-asian="12pt" style:font-weight-asian="normal" style:font-size-complex="12pt"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20d96" officeooo:paragraph-rsid="00220d96" style:font-size-asian="12pt" style:font-weight-asian="normal" style:font-size-complex="12pt" style:font-weight-complex="normal"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2655b3" style:font-size-asian="12pt" style:font-weight-asian="normal" style:font-size-complex="12pt" style:font-weight-complex="normal"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1d4959" officeooo:paragraph-rsid="001d4959"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0f16a" officeooo:paragraph-rsid="0020f16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20d96"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6cfc"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8496" officeooo:paragraph-rsid="00238496" style:font-size-asian="12pt" style:font-style-asian="normal" style:font-weight-asian="normal" style:font-size-complex="12pt" style:font-style-complex="normal" style:font-weight-complex="normal"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36e0" officeooo:paragraph-rsid="002436e0" style:font-size-asian="12pt" style:font-style-asian="normal" style:font-weight-asian="normal" style:font-size-complex="12pt" style:font-style-complex="normal" style:font-weight-complex="normal"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c8b5" officeooo:paragraph-rsid="0024c8b5" style:font-size-asian="12pt" style:font-style-asian="normal" style:font-weight-asian="normal" style:font-size-complex="12pt" style:font-style-complex="normal" style:font-weight-complex="normal"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655b3" officeooo:paragraph-rsid="002655b3" style:font-size-asian="12pt" style:font-style-asian="normal" style:font-weight-asian="normal" style:font-size-complex="12pt" style:font-style-complex="normal" style:font-weight-complex="normal" fo:hyphenate="true" fo:hyphenation-remain-char-count="2" fo:hyphenation-push-char-count="2"/>
    </style:style>
    <style:style style:name="P29" style:family="paragraph" style:parent-style-name="Quotations">
      <style:text-properties officeooo:rsid="001bf75b" officeooo:paragraph-rsid="001bf75b"/>
    </style:style>
    <style:style style:name="P30" style:family="paragraph" style:parent-style-name="Quotations">
      <style:paragraph-properties fo:text-align="center" style:justify-single-word="false"/>
      <style:text-properties officeooo:paragraph-rsid="00220d96"/>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68080" officeooo:paragraph-rsid="00268080"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875fd" officeooo:paragraph-rsid="002875fd"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a31d4" officeooo:paragraph-rsid="002a31d4"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b65d8" officeooo:paragraph-rsid="002b65d8"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c851f" officeooo:paragraph-rsid="002c851f"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5afc1d" officeooo:paragraph-rsid="002c851f" style:font-size-asian="12pt" style:font-weight-asian="normal" style:font-size-complex="12pt" style:font-weight-complex="normal" fo:hyphenate="true" fo:hyphenation-remain-char-count="2" fo:hyphenation-push-char-count="2"/>
    </style:style>
    <style:style style:name="P37" style:family="paragraph" style:parent-style-name="Footnote">
      <style:text-properties officeooo:rsid="002a31d4" officeooo:paragraph-rsid="002a31d4"/>
    </style:style>
    <style:style style:name="P38" style:family="paragraph" style:parent-style-name="Footnote">
      <style:text-properties officeooo:rsid="002b65d8" officeooo:paragraph-rsid="002b65d8"/>
    </style:style>
    <style:style style:name="P39" style:family="paragraph" style:parent-style-name="Heading_20_1">
      <style:text-properties officeooo:rsid="001a4896" officeooo:paragraph-rsid="001a4896"/>
    </style:style>
    <style:style style:name="T1" style:family="text">
      <style:text-properties officeooo:rsid="006505f5"/>
    </style:style>
    <style:style style:name="T2" style:family="text">
      <style:text-properties officeooo:rsid="00632b80"/>
    </style:style>
    <style:style style:name="T3" style:family="text">
      <style:text-properties officeooo:rsid="00617263"/>
    </style:style>
    <style:style style:name="T4" style:family="text">
      <style:text-properties officeooo:rsid="0067e4be"/>
    </style:style>
    <style:style style:name="T5" style:family="text">
      <style:text-properties officeooo:rsid="0062168f"/>
    </style:style>
    <style:style style:name="T6" style:family="text">
      <style:text-properties officeooo:rsid="0066fb58"/>
    </style:style>
    <style:style style:name="T7" style:family="text">
      <style:text-properties officeooo:rsid="0049536f"/>
    </style:style>
    <style:style style:name="T8" style:family="text">
      <style:text-properties officeooo:rsid="003b7f06"/>
    </style:style>
    <style:style style:name="T9" style:family="text">
      <style:text-properties officeooo:rsid="00512531"/>
    </style:style>
    <style:style style:name="T10" style:family="text">
      <style:text-properties officeooo:rsid="00529850"/>
    </style:style>
    <style:style style:name="T11" style:family="text">
      <style:text-properties officeooo:rsid="003d20a4"/>
    </style:style>
    <style:style style:name="T12" style:family="text">
      <style:text-properties officeooo:rsid="003d61af"/>
    </style:style>
    <style:style style:name="T13" style:family="text">
      <style:text-properties officeooo:rsid="00645fe3"/>
    </style:style>
    <style:style style:name="T14" style:family="text">
      <style:text-properties officeooo:rsid="0027c9e6"/>
    </style:style>
    <style:style style:name="T15" style:family="text">
      <style:text-properties officeooo:rsid="001bf75b"/>
    </style:style>
    <style:style style:name="T16" style:family="text">
      <style:text-properties officeooo:rsid="0020f16a"/>
    </style:style>
    <style:style style:name="T17" style:family="text">
      <style:text-properties officeooo:rsid="00220d96"/>
    </style:style>
    <style:style style:name="T18" style:family="text">
      <style:text-properties officeooo:rsid="00236cfc"/>
    </style:style>
    <style:style style:name="T19" style:family="text">
      <style:text-properties officeooo:rsid="00238496"/>
    </style:style>
    <style:style style:name="T20" style:family="text">
      <style:text-properties officeooo:rsid="002436e0"/>
    </style:style>
    <style:style style:name="T21" style:family="text">
      <style:text-properties officeooo:rsid="0024c8b5"/>
    </style:style>
    <style:style style:name="T22" style:family="text">
      <style:text-properties officeooo:rsid="002875fd"/>
    </style:style>
    <style:style style:name="T23" style:family="text">
      <style:text-properties officeooo:rsid="002a31d4"/>
    </style:style>
    <style:style style:name="T24" style:family="text">
      <style:text-properties officeooo:rsid="002b65d8"/>
    </style:style>
    <style:style style:name="T25" style:family="text">
      <style:text-properties officeooo:rsid="002c85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1 Das Versprechen der Kontingenz</text:h>
      <text:p text:style-name="P14"/>
      <text:p text:style-name="P15">Kontingenz ist die Negation der Notwendigkeit. Wo Notwendigkeit heißt „A can not not be“, lässt die Kontingenz den Freiraum der Nichtexistenz, und „A can not be“<text:note text:id="ftn1" text:note-class="footnote"><text:note-citation>1</text:note-citation><text:note-body><text:p text:style-name="P9">Dieser eine Text von der ersten Sitzung</text:p></text:note-body></text:note>.</text:p>
      <text:p text:style-name="P15">Vielen Leuten macht das Angst. Angst vor dem Tod, Angst vor Veränderung hat das Streben der Menschen durch ihre gesamte Geschichte hindurch bestimmt. Doch der dialektische Counterpart der Revolution bestimmt die Geschichte genauso in dem Versuch, die bestehenden Verhältnisse zum „nicht mehr sein“ zu bewegen und ihnen den eigenen Stempel aufzudrücken.</text:p>
      <text:p text:style-name="P16">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16">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16">Richard Rorty, der als einer der ersten die Möglichkeiten der Kontingenz der Sprache beschrieben hat, gefällt das sehr gut; <text:span text:style-name="T15">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16"/>
      <text:p text:style-name="P29">„(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10">Rorty 73</text:p></text:note-body></text:note></text:p>
      <text:p text:style-name="P19">Ferner ist er „liberal“ <text:span text:style-name="T20">ironist</text:span>, weil er denkt, dass „<text:span text:style-name="T16">Cruelty“ das schlimmste ist, was wir Menschen uns antun können</text:span><text:span text:style-name="T16"><text:note text:id="ftn3" text:note-class="footnote"><text:note-citation>3</text:note-citation><text:note-body><text:p text:style-name="P11">Rorty xv</text:p></text:note-body></text:note></text:span><text:span text:style-name="T16">. Von diesem moralischen Standpunkt aus betrachtet er verschiedene Vokabulare, beispielsweise von Orwell und Nabokov, die beide verschiedene Wege gefunden haben, um Grausamkeiten neu zu beschreiben und anzugreifen.</text:span></text:p>
      <text:p text:style-name="P20">Ich bin kein liberal ironist. Ich habe persönlich das Glück gehabt, nicht viele Grausamkeiten erleben zu müssen, und mein bisheriges Leben in relativ friedlichen und sicheren Weltgegenden ver<text:soft-page-break/>bracht zu haben – vielleicht manchmal etwas zu sicher. Was mich bewegt ist deswegen nicht Grausamkeit, sondern Überwachung, Unterdrückung und Zwänge, aus denen ich die Menschen befreien will; das <text:span text:style-name="T20">A</text:span>blassen von Grausamkeit kommt eher von selbst, wenn Menschen sich nicht zu so etwas gezwungen fühlen, beziehungsweise dem anderen genug Autonomie zugestehen, dass sie ihm gar keine Grausamkeit antun können. Ich nenne diese Einstellung fortan den „radical ironist“, der sich von anderen Radikalen darin unterscheidet, dass er ebensowenig auf seinem Vokabular beharrt wie die liberal ironists.</text:p>
      <text:p text:style-name="P21">Autonomie <text:span text:style-name="T20">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30">“Wer sich nicht befehlen kann, der soll gehorchen. Und mancher kann sich befehlen, aber da fehlt noch viel, dass er sich auch gehorche!”<text:note text:id="ftn4" text:note-class="footnote"><text:note-citation>4</text:note-citation><text:note-body><text:p text:style-name="P8">Nietzsche 1967, http://www.nietzschesource.org/#eKGWB/Za-III-Tafeln-4</text:p></text:note-body></text:note></text:p>
      <text:p text:style-name="P21">Kontingenz ermöglicht Autonomie erst, weil sie einem die Möglichkeit gibt, plötzlich anders zu sein als vorher, und sich gegen die Regeln zu entscheiden, die einem immer vorher jemand anders <text:span text:style-name="T20">(Gott? Eltern? Der Staat? Die Anderen?)</text:span> gegeben hat.</text:p>
      <text:p text:style-name="P21">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20">er Gedanke</text:span> der Kybernetik ist, dass man aus <text:span text:style-name="T20">einem</text:span> System errechnen kann, wie sich die einzelnen Teile in Zukunft verhalten werden, um es dann gezielt zu steuern.</text:p>
      <text:p text:style-name="P21">Die Kybernetik ist dabei aus mehreren Gründen interessant: einerseits war sie lange eine Hoffnung für die kommunistische Planwirtschaft, den Markt in Effizienz zu überholen, und damit für mehrere Generationen von - auf die Kontingenz zählenden - „Wandlern“ wichtig. Andererseits sind Rortys Ideen auch in der Kybernetik verbreitet, wenn auch unter dem etwas anderen Label des „radikalen Konstruktivismus“.</text:p>
      <text:p text:style-name="P21">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21">Diese Hausarbeit soll sich also der Frage widmen, ob die kybernetische Erklärung der Welt genug Raum <text:span text:style-name="T20">für die Kontingenz </text:span>lässt, um Autonomie zu befördern.</text:p>
      <text:p text:style-name="P17"><text:soft-page-break/></text:p>
      <text:h text:style-name="Heading_20_1" text:outline-level="1">2 Strukturelle Ähnlichkeiten zwischen Rorty und <text:span text:style-name="T17">der</text:span> Kybernetik</text:h>
      <text:p text:style-name="P22"/>
      <text:p text:style-name="P21">Wie bereits angedeutet, sind in der Kybernetik Rortys Ideen nicht ganz unbekannt, auch wenn sie in einem anderen Vokabular ausgedrückt werden. <text:span text:style-name="T18">Im radikalen Konstruktivismus des Kybernetikers Heinz von Foerster findet man überall das Diktum „truth is rather made than found“</text:span><text:span text:style-name="T18"><text:note text:id="ftn5" text:note-class="footnote"><text:note-citation>5</text:note-citation><text:note-body><text:p text:style-name="P12">Rorty 3</text:p></text:note-body></text:note></text:span><text:span text:style-name="T18"> wieder, zum Beispiel in der Aussage „Wahrheit ist die Erfindung eines Lügners“</text:span><text:span text:style-name="T18"><text:note text:id="ftn6" text:note-class="footnote"><text:note-citation>6</text:note-citation><text:note-body><text:p text:style-name="P12">Foerster ?</text:p></text:note-body></text:note></text:span><text:span text:style-name="T18">, in der sich die „Gemachtheit“ der Wahrnehmung ausdrückt.</text:span></text:p>
      <text:p text:style-name="P24">Foerster geht allerdings etwas weiter als Rorty, da er nicht nur Philosoph ist, sondern in erster Linie Naturwissenschaftler und Kybernetiker, und die Philosophie in erster Linie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p text:style-name="P23"/>
      <text:h text:style-name="Heading_20_1" text:outline-level="1">2.1 <text:span text:style-name="T5">Überschriebene Neubeschreibungen</text:span></text:h>
      <text:p text:style-name="P24"/>
      <text:p text:style-name="P24">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24"><text:span text:style-name="T19">(</text:span>1<text:span text:style-name="T19">)</text:span> Der Akteur stellt aus seinem bisherigen Wissen<text:note text:id="ftn7" text:note-class="footnote"><text:note-citation>7</text:note-citation><text:note-body><text:p text:style-name="P12">Nach dieser Definition hier: Seemann (2014): S.18 </text:p></text:note-body></text:note> eine Frage an die Welt. <text:span text:style-name="T19">(</text:span>2<text:span text:style-name="T19">)</text:span> Seine Wahrnehmung gibt ihm Daten über diese Welt, <text:span text:style-name="T19">(</text:span>3<text:span text:style-name="T19">)</text:span> <text:span text:style-name="T19">die </text:span>nach seiner Frage geordnet und <text:span text:style-name="T19">als Informationen an sein Wissen angeschlossen werden. (4) Aus seinen individuellen Zielen formuliert der Akteur nun einen Soll-Zustand und (5) errechnet, wohin sich der Ist-Zustand bewegt, und erstellt einen Plan, wie er ihn an den Soll-Zustand angleichen kann. (6) Nach diesem Plan handelt er nun.</text:span></text:p>
      <text:p text:style-name="P25">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text:soft-page-break/>net. Rorty fokussiert sich in seiner Betrachtung aufs Sprechen als einzige Handlung; doch auch nach ihm müssen alle Handlungen an dieses Bild anschließen, das wir von der Realität haben.</text:p>
      <text:p text:style-name="P25">Und auch die Kybernetiker lassen sich nach Rorty teilweise als Poeten begreifen. Michael Seemann<text:note text:id="ftn8" text:note-class="footnote"><text:note-citation>8</text:note-citation><text:note-body><text:p text:style-name="P13">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26">Genauso ist der Satz „truth is rather made than found“ oder das poetischere „Wahrheit ist die Erfindung eines Lügners“ <text:span text:style-name="T21">eine Neubeschreibung unserer Erkenntnis, die es uns erst möglich macht, über widersprüchliche Realitäten zu reden und die Determination unserer Lebenswelten durch die Sprache in Worte zu fassen.</text:span></text:p>
      <text:p text:style-name="P27">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wann ein Akt Sex ist und ab wann Vergewaltigung, was normal ist und was nicht. Mit der Vorsilbe „cis-“ (wie in cis-Frau) werden Wörter geschaffen, die ganze Lebensformen sagbar und damit lebbar machen, Transpersonen aller Coleur, die nicht ins alte, binäre Geschlechterkonzept passen, erobern sich das Recht, ihre Pronomen, die Art wie über sie gesprochen wird, selbst aussuchen zu können, ein zutiefst autonomes Konzept.</text:p>
      <text:p text:style-name="P28">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ontiert, passiert das sogar so häufig, dass es kein Wunder ist, dass gerade jetzt Theorien erfolgreicher sind, die die Kontingenz von Weltbildern berücksichtigen.</text:p>
      <text:p text:style-name="P28"/>
      <text:h text:style-name="Heading_20_1" text:outline-level="1"><text:soft-page-break/><text:span text:style-name="T6">2</text:span>.2 <text:span text:style-name="T5">Selbstreferenzielle Erkenntnis</text:span></text:h>
      <text:p text:style-name="P18"/>
      <text:p text:style-name="P31">Im kybernetischen Erkenntniszyklus ist noch ein weiteres Element enthalten, dem Rorty ein ganzes Kapitel gewidmet hat: die Kontingenz des Selbst. <text:span text:style-name="T22">Wenn man sich im Laufe dieses Zyklusses selbst neu beschreibt, kann man sich auch selbst eine neue, autonomere Bedeutung geben, den Platz im eigenen Weltbild selbst bestimmen, in dem man sich so und nicht anders von den anderen Elementen darin abgrenzt.</text:span></text:p>
      <text:p text:style-name="P32">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l die eigene Art, sich einzuordnen; immerhin gibt es den Gott nicht, dessen Weltbild die objektive Realität darstellt. <text:span text:style-name="T23">Es klingt auf den ersten Blick, als wäre es völlig beliebig, dass man nur sieht was man sehen will, und die Wahrheit so nie finden kann.</text:span></text:p>
      <text:p text:style-name="P32">Vielmehr hilft diese Sichtweise, einem zu verstehen, wie sehr die eigene Erkenntnis von einem selbst abhängt, und führt so eine weitere Reflektionsebene mit ein. Wie wird mein Weltbild von unterbewussten Vorannahmen geprägt? Von moralischen Ansprüchen an mich selbst und andere? Suche ich bei mir oder anderen nach dem, was ich als moralisch gut oder schlecht einstufe, und was übersehe ich deswegen? <text:span text:style-name="T23">Welche Mythen erzähle ich mir selbst, und warum brauche ich sie, um meine Identität zu rechtfertigen?</text:span></text:p>
      <text:p text:style-name="P33">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verändert.<text:note text:id="ftn0" text:note-class="footnote"><text:note-citation>9</text:note-citation><text:note-body><text:p text:style-name="P37">Foerster 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33">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33">Wegen diesem ständigen Zweifel, den der Ironiker an seinem eigenen Vokabular hat, ist es eben nicht beliebig, was man wahrnimmt, und kann man es eben nicht einfach aussuchen. <text:span text:style-name="T24">Dabei will </text:span><text:soft-page-break/><text:span text:style-name="T24">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24"><text:note text:id="ftn10" text:note-class="footnote"><text:note-citation>10</text:note-citation><text:note-body><text:p text:style-name="P38">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24"> Der Ironiker verzweifelt an Ist- und Soll-Zustand des eigenen Weltbildes, statt dass er in seiner eigenen Welt versinkt.</text:span></text:p>
      <text:p text:style-name="P34">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25">durch den Zyklus, aber die Katze der Komputation könnte die nächste Frage, die sie stellen wird, bereits vorher erraten.</text:span></text:p>
      <text:p text:style-name="P35">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p text:style-name="P33"/>
      <text:h text:style-name="Heading_20_1" text:outline-level="1">3 <text:span text:style-name="T3">Der herrschende Kybernetes</text:span></text:h>
      <text:p text:style-name="P36"/>
      <text:p text:style-name="P36"/>
      <text:p text:style-name="P3"/>
      <text:p text:style-name="P3">- <text:span text:style-name="T2">Etymologie des Kybernetikbegriffs → Governor. Instrumentelle Vernunft tief darin angelegt.</text:span></text:p>
      <text:p text:style-name="P2">- <text:span text:style-name="T7">Kybernetische Welterfassung hat immer tote Winkel, Quantifizierung</text:span></text:p>
      <text:p text:style-name="P2">- <text:span text:style-name="T8">Soll-Zustand von Governors ist nicht die “technical possible human equality”</text:span></text:p>
      <text:p text:style-name="P4">3.1 <text:span text:style-name="T5">Menschen zu Maschinen! Kybernetik-Mythos</text:span></text:p>
      <text:p text:style-name="P6">- <text:span text:style-name="T9">48 Wiener legt kybernetische Gesellschaftstheorie vor</text:span></text:p>
      <text:p text:style-name="P6">- <text:span text:style-name="T9">49 Kategorien System, Information, Feedback können alles beschreiben</text:span></text:p>
      <text:p text:style-name="P6">- <text:span text:style-name="T9">50 Kybernetik ebnet Unterschiede der alten Philosophie ein → neues Vokabular</text:span></text:p>
      <text:p text:style-name="P6">- <text:span text:style-name="T9">Subjekt nicht mehr selbstverständlicher Ort des Denkens: Symbiose?</text:span></text:p>
      <text:p text:style-name="P6">- <text:span text:style-name="T9">51 auf dem Weg in den Pop wird die Kybernetik zum Mythos, leeren Signifier</text:span></text:p>
      <text:p text:style-name="P6">- <text:span text:style-name="T10">51 KybernetikMythos entzaubert/reduziert den Menschen zum maschinellen System</text:span></text:p>
      <text:p text:style-name="P7">- <text:span text:style-name="T11">109 Weil Menschen zielstrebig sind, sind sie ähnlich technischen Systemen</text:span></text:p>
      <text:p text:style-name="P7">- <text:span text:style-name="T11">110 neuronale Netze, die binär einfache Sätze in wahr/falsch einordnen</text:span></text:p>
      <text:p text:style-name="P7">- <text:span text:style-name="T12">111 Eine Undurchsichtigkeit durch die andere erklären</text:span></text:p>
      <text:p text:style-name="P7">- <text:span text:style-name="T11">112 HFs Kritik an der Gleichsetzung Gehirn-Computer wird nicht zugehört</text:span></text:p>
      <text:p text:style-name="P4">3.2 <text:span text:style-name="T5">Die “andere” in der Kybernetik</text:span></text:p>
      <text:p text:style-name="P4">- <text:span text:style-name="T1">Kybernetik kennt nur eine Perspektive, keine Interaktion möglich. Nur Befehle</text:span></text:p>
      <text:p text:style-name="P5">- Akteure entscheiden sich, Dinge wahrzunehmen – Opfer machen sich selbst zum Opfer</text:p>
      <text:p text:style-name="P5"><text:soft-page-break/>- <text:span text:style-name="T8">Opfer könnten sich ja beschweren, und sich mit Sprache wehren</text:span></text:p>
      <text:p text:style-name="P5">- <text:span text:style-name="T8">Aber Sprache ist unvollständig und muss nicht zugehört werden</text:span></text:p>
      <text:p text:style-name="P5">- <text:span text:style-name="T8">Verantwortungsethik v.Foersters unzureichender Schutz vor Taten von Kybernetikern</text:span></text:p>
      <text:p text:style-name="P3">4 <text:span text:style-name="T13">Überwachung als Kern der Kybernetik </text:span></text:p>
      <text:p text:style-name="P3">- <text:span text:style-name="T6">Erfahrung des Ist-Zustandes notwendig für Planung der Handlung</text:span></text:p>
      <text:p text:style-name="P3">- <text:span text:style-name="T6">Kybernetik scheitert, wenn nicht genug Daten</text:span></text:p>
      <text:p text:style-name="P3">- <text:span text:style-name="T6">Individuen lassen sich schwer vorhersagen, Massen leichter (Quelle?) → Indiv. Werden übergangen, statt dass sie sich anpassen, wenn man mit dem Durchschnitt rechnet</text:span></text:p>
      <text:p text:style-name="P1">4.1 <text:span text:style-name="T6">Top-Down-Überwachung</text:span></text:p>
      <text:p text:style-name="P1">- <text:span text:style-name="T6">Nicht Überwachung ist das Problem (aus emanzipatorischer Perspektive), sondern Herrschaft</text:span></text:p>
      <text:p text:style-name="P1">- <text:span text:style-name="T4">mspr0 170+-</text:span></text:p>
      <text:p text:style-name="P1">4.2 Bottom-Up-Überwachung</text:p>
      <text:p text:style-name="P1">- <text:span text:style-name="T4">Gegenüberwachung (mspr0, 174)</text:span></text:p>
      <text:p text:style-name="P1">- <text:span text:style-name="T4">liberale Fantasie: Regierung als Dienstleistung statt als Herrschaft</text:span></text:p>
      <text:p text:style-name="P1">- <text:span text:style-name="T4">Viel wichtiger: Recht Regierung sanktionieren zu können (evtl im Kollektiv wegen indiv. Vorteile)</text:span></text:p>
      <text:p text:style-name="P1">5. Planung des Selbst</text:p>
      <text:p text:style-name="P2">- <text:span text:style-name="T14">okay, Überwachung muss sein. (sagt auch mspr0)</text:span></text:p>
      <text:p text:style-name="P2">- <text:span text:style-name="T14">aber wenn man von unten nach oben überwacht statt umgekehrt, kann man Autonomie erhöhen</text:span></text:p>
      <text:p text:style-name="P2">- “<text:span text:style-name="T14">seine eigenen Handlungen voraussehen und manipulieren”, nicht nur Objekt sein, sondern auch sein Subjekt werden</text:span></text:p>
      <text:p text:style-name="P2">- <text:span text:style-name="T14">Kybernetik kann Autonomie erhöhen</text:span></text:p>
      <text:p text:style-name="P1">- Nietzsche: “Wer sich nicht befehlen kann, der soll gehorchen. Und mancher kann sich befehlen, aber da fehlt noch viel, dass er sich auch gehorche!”<text:note text:id="ftn9" text:note-class="footnote"><text:note-citation>11</text:note-citation><text:note-body><text:p text:style-name="P8">Nietzsche 1967, http://www.nietzschesource.org/#eKGWB/Za-III-Tafeln-4</text:p></text:note-body></text:note></text:p>
      <text:p text:style-name="P1">- <text:span text:style-name="T1">Herrschaft über sich selbst, das Reale nach Lacan, ermöglicht Autonomie</text:span></text:p>
      <text:p text:style-name="P1">- <text:span text:style-name="T1">Wenn Kybernetik den Respekt vor dem anderen lernt, kann sie die Autonomie aller beförd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9:16:23.745697128</meta:creation-date>
    <dc:date>2016-08-26T12:11:47.420435940</dc:date>
    <meta:editing-duration>PT6H35M49S</meta:editing-duration>
    <meta:editing-cycles>6</meta:editing-cycles>
    <meta:generator>LibreOffice/5.2.0.4$Linux_X86_64 LibreOffice_project/20m0$Build-4</meta:generator>
    <meta:document-statistic meta:table-count="0" meta:image-count="0" meta:object-count="0" meta:page-count="7" meta:paragraph-count="87" meta:word-count="2722" meta:character-count="18440" meta:non-whitespace-character-count="15798"/>
  </office:meta>
</office:document-meta>
</file>